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47E000000F2CCF3472B.svm" manifest:media-type=""/>
  <manifest:file-entry manifest:full-path="Pictures/200000010000086F0000035E70DCFAE8.svm" manifest:media-type=""/>
  <manifest:file-entry manifest:full-path="Pictures/2000000100000ACB000008491CE7131F.svm" manifest:media-type=""/>
  <manifest:file-entry manifest:full-path="Pictures/2000000100000A04000001F34EEDA660.svm" manifest:media-type=""/>
  <manifest:file-entry manifest:full-path="Pictures/200000010000064A0000035ECB3EED23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4§latex§\begin{table}&#10;\begin{tabular}{ccc}&#10;0&amp;&amp;1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latex§\begin{table}&#10;\begin{tabular}{cc|c|c}&#10;x&amp;y&amp;F&amp;\\&#10;\hline&#10;0&amp;0&amp;1&amp;m_0\\&#10;0&amp;1&amp;1&amp;m_1\\&#10;1&amp;0&amp;0&amp;m_2\\&#10;1&amp;1&amp;0&amp;m_3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latex§\begin{table}&#10;\begin{tabular}{c|c|c|}&#10;\cline{2-3} &#10;0&amp; 1 &amp; 1\\&#10;\cline{2-3} &#10;1&amp; 0&amp; 0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latex§\begin{table}&#10;\begin{tabular}{c|c|c|}&#10;\cline{2-3} &#10;0&amp; m_0 &amp; m_1\\&#10;\cline{2-3} &#10;1&amp; m_2&amp; m_3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4§display§F=\sum(m_0 ,m_1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1.397cm" draw:transform="rotate (1.5707963267946) translate (6.046cm 4.6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-0.254cm" svg:height="-1.018cm" svg:x="5.207cm" svg:y="6.2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0.426cm" svg:height="0.469cm" svg:x="4.477cm" svg:y="5.4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46cm" svg:height="0.469cm" svg:x="6.554cm" svg:y="3.78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.016cm" svg:height="0.337cm" svg:x="6.173cm" svg:y="4.681cm">
          <draw:image xlink:href="Pictures/200000010000047E000000F2CCF3472B.svm" xlink:type="simple" xlink:show="embed" xlink:actuate="onLoad">
            <text:p/>
          </draw:image>
        </draw:frame>
        <draw:frame draw:style-name="gr4" draw:text-style-name="P1" draw:layer="layout" svg:width="3.867cm" svg:height="2.968cm" svg:x="2.356cm" svg:y="0.381cm">
          <draw:image xlink:href="Pictures/2000000100000ACB000008491CE7131F.svm" xlink:type="simple" xlink:show="embed" xlink:actuate="onLoad">
            <text:p/>
          </draw:image>
        </draw:frame>
        <draw:frame draw:style-name="gr5" draw:text-style-name="P1" draw:layer="layout" svg:width="2.253cm" svg:height="1.205cm" svg:x="5.367cm" svg:y="5.145cm">
          <draw:image xlink:href="Pictures/200000010000064A0000035ECB3EED23.svm" xlink:type="simple" xlink:show="embed" xlink:actuate="onLoad">
            <text:p/>
          </draw:image>
          <draw:glue-point draw:id="4" svg:x="-2.325cm" svg:y="-3.427cm"/>
          <draw:glue-point draw:id="5" svg:x="3.874cm" svg:y="-3.427cm"/>
        </draw:frame>
        <draw:custom-shape draw:style-name="gr1" draw:text-style-name="P1" draw:layer="layout" svg:width="0.254cm" svg:height="2.286cm" draw:transform="rotate (1.5707963267946) translate (1.524cm 4.6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0.426cm" svg:height="0.469cm" svg:x="0.254cm" svg:y="5.4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46cm" svg:height="0.469cm" svg:x="2.49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.397cm" svg:height="0.337cm" svg:x="1.905cm" svg:y="4.704cm">
          <draw:image xlink:href="Pictures/200000010000047E000000F2CCF3472B.svm" xlink:type="simple" xlink:show="embed" xlink:actuate="onLoad">
            <text:p/>
          </draw:image>
        </draw:frame>
        <draw:frame draw:style-name="gr6" draw:text-style-name="P1" draw:layer="layout" svg:width="3.021cm" svg:height="1.205cm" svg:x="0.916cm" svg:y="5.145cm">
          <draw:image xlink:href="Pictures/200000010000086F0000035E70DCFAE8.svm" xlink:type="simple" xlink:show="embed" xlink:actuate="onLoad">
            <text:p/>
          </draw:image>
        </draw:frame>
        <draw:custom-shape draw:style-name="gr1" draw:text-style-name="P1" draw:layer="layout" svg:width="-0.254cm" svg:height="-1.018cm" svg:x="0.889cm" svg:y="6.2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2" draw:layer="layout" svg:width="0.937cm" svg:height="0.911cm" svg:x="7.064cm" svg:y="1.502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7" draw:text-style-name="P2" draw:layer="layout" svg:width="1.2cm" svg:height="0.911cm" svg:x="2.238cm" svg:y="6.35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7" draw:text-style-name="P2" draw:layer="layout" svg:width="1.107cm" svg:height="0.911cm" svg:x="6.35cm" svg:y="6.328cm">
          <draw:text-box>
            <text:p><text:span text:style-name="T1">(</text:span><text:span text:style-name="T2">ج</text:span><text:span text:style-name="T1">)</text:span></text:p>
          </draw:text-box>
        </draw:frame>
        <draw:custom-shape draw:style-name="gr8" draw:text-style-name="P1" xml:id="id1" draw:id="id1" draw:layer="layout" svg:width="2.032cm" svg:height="0.762cm" svg:x="4.064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draw:line-skew="0cm 0.253cm 0.12cm" svg:x1="6.096cm" svg:y1="1.27cm" svg:x2="5.842cm" svg:y2="5.461cm" draw:start-shape="id1" draw:start-glue-point="10" draw:end-shape="id2" draw:end-glue-point="6" svg:d="m6096 1270c753 0 502 2413-67 2413s-760 1778-187 1778">
          <text:p/>
        </draw:connector>
        <draw:custom-shape draw:style-name="gr8" draw:text-style-name="P1" xml:id="id2" draw:id="id2" draw:layer="layout" svg:width="0.889cm" svg:height="0.508cm" svg:x="5.842cm" svg:y="5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3.588cm" svg:height="0.697cm" svg:x="2.635cm" svg:y="7.493cm">
          <draw:image xlink:href="Pictures/2000000100000A04000001F34EEDA660.svm" xlink:type="simple" xlink:show="embed" xlink:actuate="onLoad">
            <text:p/>
          </draw:image>
        </draw:frame>
        <draw:frame draw:style-name="gr7" draw:text-style-name="P2" draw:layer="layout" svg:width="1.001cm" svg:height="0.911cm" svg:x="6.492cm" svg:y="7.471cm">
          <draw:text-box>
            <text:p><text:span text:style-name="T1">(</text:span><text:span text:style-name="T2">د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6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17T20:06:39</dc:date>
    <dc:creator>kkk </dc:creator>
    <meta:generator>LibreOffice/3.3$Linux LibreOffice_project/330m19$Build-401</meta:generator>
    <meta:editing-duration>PT2H22M39S</meta:editing-duration>
    <meta:editing-cycles>10</meta:editing-cycles>
    <meta:document-statistic meta:object-count="21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>y</mi>
    <annotation encoding="StarMath 5.0">y</annotation>
  </semantics>
</math>
</file>

<file path=Object 3/content.xml><?xml version="1.0" encoding="utf-8"?>
<math xmlns="http://www.w3.org/1998/Math/MathML">
  <semantics>
    <mi>x</mi>
    <annotation encoding="StarMath 5.0">x</annotation>
  </semantics>
</math>
</file>

<file path=Object 4/content.xml><?xml version="1.0" encoding="utf-8"?>
<math xmlns="http://www.w3.org/1998/Math/MathML">
  <semantics>
    <mi>y</mi>
    <annotation encoding="StarMath 5.0">y</annotation>
  </semantics>
</math>
</file>